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99142"/>
    </style:style>
    <style:style style:name="P2" style:family="paragraph" style:parent-style-name="Standard">
      <style:text-properties style:font-name="Liberation Sans" fo:font-size="12pt" officeooo:paragraph-rsid="00099142" style:font-size-asian="12pt" style:font-size-complex="12pt"/>
    </style:style>
    <style:style style:name="P3" style:family="paragraph" style:parent-style-name="Standard">
      <style:text-properties style:font-name="Liberation Sans" fo:font-size="12pt" officeooo:rsid="00099142" officeooo:paragraph-rsid="00099142" style:font-size-asian="12pt" style:font-size-complex="12pt"/>
    </style:style>
    <style:style style:name="P4" style:family="paragraph" style:parent-style-name="Standard">
      <style:text-properties style:font-name="Liberation Sans" fo:font-size="12pt" officeooo:rsid="000a5b4b" officeooo:paragraph-rsid="000a5b4b" style:font-size-asian="12pt" style:font-size-complex="12pt"/>
    </style:style>
    <style:style style:name="P5" style:family="paragraph" style:parent-style-name="Standard">
      <style:text-properties style:font-name="Liberation Sans" fo:font-size="12pt" officeooo:rsid="000a5b4b" officeooo:paragraph-rsid="000e1cf5" style:font-size-asian="12pt" style:font-size-complex="12pt"/>
    </style:style>
    <style:style style:name="P6" style:family="paragraph" style:parent-style-name="Standard">
      <style:text-properties style:font-name="Liberation Sans" fo:font-size="12pt" officeooo:rsid="000e1cf5" officeooo:paragraph-rsid="000e1cf5" style:font-size-asian="12pt" style:font-size-complex="12pt"/>
    </style:style>
    <style:style style:name="P7" style:family="paragraph" style:parent-style-name="Standard">
      <style:text-properties style:font-name="Liberation Sans" fo:font-size="12pt" fo:font-weight="bold" officeooo:paragraph-rsid="00099142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ans" fo:font-size="12pt" fo:font-weight="bold" officeooo:rsid="000a5b4b" officeooo:paragraph-rsid="000e1cf5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Sans" fo:font-size="12pt" fo:font-weight="bold" officeooo:rsid="00099142" officeooo:paragraph-rsid="00099142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Sans" fo:font-size="14pt" fo:font-weight="bold" officeooo:paragraph-rsid="00099142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Liberation Sans" fo:font-size="14pt" officeooo:paragraph-rsid="000ed845" style:font-size-asian="14pt" style:font-size-complex="14pt"/>
    </style:style>
    <style:style style:name="P12" style:family="paragraph" style:parent-style-name="Standard">
      <style:text-properties style:font-name="Liberation Sans" fo:font-size="14pt" officeooo:paragraph-rsid="00099142" style:font-size-asian="14pt" style:font-size-complex="14pt"/>
    </style:style>
    <style:style style:name="P13" style:family="paragraph" style:parent-style-name="Standard">
      <style:text-properties style:font-name="Liberation Sans" fo:font-size="12pt" officeooo:paragraph-rsid="00099142" style:font-size-asian="12pt" style:font-size-complex="12pt"/>
    </style:style>
    <style:style style:name="P14" style:family="paragraph" style:parent-style-name="Standard">
      <style:text-properties style:font-name="Liberation Sans" fo:font-size="12pt" officeooo:rsid="000ed845" officeooo:paragraph-rsid="000ed845" style:font-size-asian="12pt" style:font-size-complex="12pt"/>
    </style:style>
    <style:style style:name="T1" style:family="text">
      <style:text-properties officeooo:rsid="00099142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ed845" style:font-weight-asian="bold" style:font-weight-complex="bold"/>
    </style:style>
    <style:style style:name="T6" style:family="text">
      <style:text-properties officeooo:rsid="000bf8ee"/>
    </style:style>
    <style:style style:name="T7" style:family="text">
      <style:text-properties officeooo:rsid="000c39f7"/>
    </style:style>
    <style:style style:name="T8" style:family="text">
      <style:text-properties officeooo:rsid="000e1ba7"/>
    </style:style>
    <style:style style:name="T9" style:family="text">
      <style:text-properties officeooo:rsid="000ed8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5">FIRST LAST</text:span></text:p>
      <text:p text:style-name="P2">5929 West Metaline - <text:s/>Kennewick, WA 99336 <text:s/>- (509) 222-5350</text:p>
      <text:p text:style-name="P1"><text:span text:style-name="T3">name@gmail.com <text:s text:c="3"/></text:span><text:a xlink:type="simple" xlink:href="https://name.github.io/" text:style-name="Internet_20_link" text:visited-style-name="Visited_20_Internet_20_Link"><text:span text:style-name="T3">https://name.github.io</text:span></text:a></text:p>
      <text:p text:style-name="P2"/>
      <text:p text:style-name="P10">CAREER OBJECTIVE</text:p>
      <text:p text:style-name="P2">Write the objective for the desired scholarship or j<text:span text:style-name="T1">o</text:span>b.</text:p>
      <text:p text:style-name="P2"/>
      <text:p text:style-name="P10">EDUCATION</text:p>
      <text:p text:style-name="P2"><text:span text:style-name="T4">Richland High School</text:span> - Graduation - June 2019</text:p>
      <text:p text:style-name="P2">930 Long Avenue, Richland, WA 99385</text:p>
      <text:p text:style-name="P2"/>
      <text:p text:style-name="P7">Tri-Tech Skills Center</text:p>
      <text:p text:style-name="P2">5929 W<text:span text:style-name="T1">est</text:span> Metaline, Kennewick, WA 99336 </text:p>
      <text:p text:style-name="P2">Computer Science / Cyber Security Program</text:p>
      <text:p text:style-name="P2"/>
      <text:p text:style-name="P10">WORK EXPERIENCE</text:p>
      <text:p text:style-name="P2">Richland High School Instrumental Music Boosters</text:p>
      <text:p text:style-name="P2"/>
      <text:p text:style-name="P2">Volunteer - Richland High School (Supervisor: Jaclyn Martin)</text:p>
      <text:p text:style-name="P2">Three Years | Duties: Section Representation, Fundraising</text:p>
      <text:p text:style-name="P2"/>
      <text:p text:style-name="P2">Tri-Tech Skills Center (Cyber Security)</text:p>
      <text:p text:style-name="P2">Two Days | Duties: Computer System Setup, Organization, General Cleaning</text:p>
      <text:p text:style-name="P2"/>
      <text:p text:style-name="P12">S<text:span text:style-name="T4">KILLS | HONORS | ACHIEVEMENTS | LEADERSHIP</text:span></text:p>
      <text:p text:style-name="P2">Spanish (Two Years)</text:p>
      <text:p text:style-name="P2">Band Section Leadership (Two Years)</text:p>
      <text:p text:style-name="P2">Concert / Marching Percussion (Seven / Four Years)</text:p>
      <text:p text:style-name="P2">Advanced Placement Education</text:p>
      <text:p text:style-name="P2"><text:tab/> (Biology, Human Geography, World History, US History, Literature)</text:p>
      <text:p text:style-name="P2"/>
      <text:p text:style-name="P10">SUMMARY OF QUALIFICATIONS</text:p>
      <text:p text:style-name="P2">Hardware: Computer Building, Component Swapping | Raspberry Pi</text:p>
      <text:p text:style-name="P14">Virtualization: Virtual Box, VMWARE, HYPER-V, Docker, Kubernetes</text:p>
      <text:p text:style-name="P14">Amazon Web Services (AWS): EC2 Redhat <text:s/></text:p>
      <text:p text:style-name="P2">Systems: Windows 7,8.1,10 | MacOS X | Debian Linux | Raspbian Linux</text:p>
      <text:p text:style-name="P2">Languages: HTML/CSS | PHP | Python | C, C++ | Java | SQL | Bash</text:p>
      <text:p text:style-name="P2"><text:span text:style-name="T9">Networking</text:span>: Basic networking and computer security . </text:p>
      <text:p text:style-name="P2">Cyber Patriot (uscyberpatriot.org)</text:p>
      <text:p text:style-name="P2"/>
      <text:p text:style-name="P7">COMMUNITY SERVICE</text:p>
      <text:p text:style-name="P2">The Arc of Tri-Cities (Better Together)</text:p>
      <text:p text:style-name="P2"/>
      <text:p text:style-name="P9">REFERENCES UPON REQUEST</text:p>
      <text:p text:style-name="P3"/>
      <text:p text:style-name="P4">THE ABOVE IS JUST A BASIC E<text:span text:style-name="T6">X</text:span>AMPLE – THIS COULD BE EXPANDED TO TWO PAGES</text:p>
      <text:p text:style-name="P6">THE FOLLOWING WOULD GO ON A COVER LETTER OR PERSONAL STATEMENT</text:p>
      <text:p text:style-name="P8">ACCOMPLISHMENTS <text:span text:style-name="T7">AND ACHIEVEMENTS</text:span></text:p>
      <text:p text:style-name="P5"><text:soft-page-break/>Python code in functional format to <text:span text:style-name="T8">propagate</text:span> a world in Minecraft Pi</text:p>
      <text:p text:style-name="P5">Python <text:span text:style-name="T8">code to calulate </text:span>network subnet <text:span text:style-name="T8">IP addresses</text:span>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2:38:14.778302515</meta:creation-date>
    <dc:date>2020-02-19T11:55:53.699335935</dc:date>
    <meta:editing-duration>PT2H15M58S</meta:editing-duration>
    <meta:editing-cycles>7</meta:editing-cycles>
    <meta:generator>LibreOffice/6.1.5.2$Linux_X86_64 LibreOffice_project/10$Build-2</meta:generator>
    <meta:print-date>2020-02-14T12:58:03.993566574</meta:print-date>
    <meta:document-statistic meta:table-count="0" meta:image-count="0" meta:object-count="0" meta:page-count="2" meta:paragraph-count="39" meta:word-count="247" meta:character-count="1677" meta:non-whitespace-character-count="1457"/>
  </office:meta>
</office:document-meta>
</file>